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oft-page-break/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6"><text:placeholder text:placeholder-type="text">&lt;if test="o.fiscal_position and o.fiscal_position.is_tax_exemption"&gt;</text:placeholder></text:p>
      <text:p text:style-name="P57"/>
      <text:p text:style-name="P58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8"/>
      <text:p text:style-name="P5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1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58:56.549000000</dc:date>
    <meta:editing-duration>P1DT4H55M4S</meta:editing-duration>
    <meta:editing-cycles>195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54" meta:character-count="3457" meta:non-whitespace-character-count="3164"/>
  </office:meta>
</office:document-meta>
</file>